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Wingdings 2" svg:font-family="'Wingdings 2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WWNum1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ext-switching</text:p>
      <text:list xml:id="list879631352" text:style-name="L1">
        <text:list-item>
          <text:p text:style-name="P3">Interrupt occurs</text:p>
        </text:list-item>
        <text:list-item>
          <text:p text:style-name="P3">OS saves current context into PCB(save registers, process state and memory-management info of current process)</text:p>
        </text:list-item>
        <text:list-item>
          <text:p text:style-name="P3">Perform many architecture-specific operations, including flushing data and instruction caches and TLB's. </text:p>
        </text:list-item>
        <text:list-item>
          <text:p text:style-name="P3">Put current process into the ready queue</text:p>
        </text:list-item>
        <text:list-item>
          <text:p text:style-name="P3">Choose the new process to execute</text:p>
        </text:list-item>
        <text:list-item>
          <text:p text:style-name="P3">Load context from the PCB of that process</text:p>
        </text:list-item>
        <text:list-item>
          <text:p text:style-name="P3">Start executing</text:p>
        </text:list-item>
      </text:list>
      <text:list xml:id="list8796229521" text:style-name="WWNum1">
        <text:list-header>
          <text:p text:style-name="P2">Typically takes milliseconds. This is pure overhead.</text:p>
        </text:list-header>
      </text:list>
      <text:p text:style-name="Standard"/>
      <text:p text:style-name="Standard"/>
      <text:p text:style-name="P1">Multiple register sets</text:p>
      <text:p text:style-name="Standard">ULTRA-SPARC has it. Context switching is faster if the new context is already in one of the register-sets compared to machines with no multiple register-sets. </text:p>
      <text:p text:style-name="Standard">Context-switching is slower than single-register-set machines if new context is in memory as one of the current register sets have to be selec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Wingdings 2" svg:font-family="'Wingdings 2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Wingdings 2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Wingdings 2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Wingdings 2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Wingdings 2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Wingdings 21"/>
    </style:style>
    <style:style style:name="ListLabel_20_10" style:display-name="ListLabel 10" style:family="text">
      <style:text-properties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9" text:bullet-char="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 2"/>
      </text:list-level-style-bullet>
      <text:list-level-style-bullet text:level="2" text:style-name="ListLabel_20_10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0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9" text:bullet-char="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 2"/>
      </text:list-level-style-bullet>
      <text:list-level-style-bullet text:level="5" text:style-name="ListLabel_20_10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0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9" text:bullet-char="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 2"/>
      </text:list-level-style-bullet>
      <text:list-level-style-bullet text:level="8" text:style-name="ListLabel_20_10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9T09:17:40</meta:creation-date>
    <meta:initial-creator>Kempa </meta:initial-creator>
    <meta:editing-cycles>5</meta:editing-cycles>
    <meta:editing-duration>PT1M11S</meta:editing-duration>
    <meta:generator>LibreOffice/3.6$Linux_x86 LibreOffice_project/360m1$Build-2</meta:generator>
    <dc:date>2013-01-21T10:05:34</dc:date>
    <dc:creator>Kempa </dc:creator>
    <meta:document-statistic meta:table-count="0" meta:image-count="0" meta:object-count="0" meta:page-count="1" meta:paragraph-count="12" meta:word-count="119" meta:character-count="764" meta:non-whitespace-character-count="663"/>
  </office:meta>
</office:document-meta>
</file>